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MinionPro-Regular" svg:font-family="MinionPro-Regular"/>
    <style:font-face style:name="OpenSymbol" svg:font-family="OpenSymbol"/>
    <style:font-face style:name="Tahoma1" svg:font-family="Tahoma"/>
    <style:font-face style:name="Verdana-Bold" svg:font-family="Verdana-Bold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b_Párrafo_20_básico_5d_">
      <style:paragraph-properties style:text-autospace="none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2" style:family="paragraph" style:parent-style-name="_5b_Párrafo_20_básico_5d_">
      <style:paragraph-properties style:text-autospace="none"/>
      <style:text-properties fo:color="#000000" style:text-line-through-style="none" style:text-position="0% 100%" style:font-name="Verdana-Bold" fo:font-size="11pt" fo:letter-spacing="-0.004cm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3" style:family="paragraph" style:parent-style-name="_5b_Párrafo_20_básico_5d_">
      <style:paragraph-properties style:text-autospace="none"/>
    </style:style>
    <style:style style:name="P4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1pt" fo:letter-spacing="normal" fo:language="ca" fo:country="ES" fo:font-style="normal" style:text-underline-style="none" fo:font-weight="normal" style:font-name-asian="MinionPro-Regular" style:font-size-asian="11pt" style:font-style-asian="normal" style:font-weight-asian="normal" style:font-name-complex="MinionPro-Regular" style:font-size-complex="11pt" style:font-style-complex="normal" style:font-weight-complex="normal" style:text-emphasize="none" style:text-scale="100%"/>
    </style:style>
    <style:style style:name="P5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6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7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8" style:family="paragraph" style:parent-style-name="_5b_Párrafo_20_básico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9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1pt" fo:letter-spacing="-0.004cm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10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7.668cm"/>
        </style:tab-stops>
      </style:paragraph-properties>
      <style:text-properties fo:color="#000000" style:text-line-through-style="none" style:text-position="0% 100%" style:font-name="Verdana" fo:font-size="9.5pt" fo:letter-spacing="normal" fo:language="ca" fo:country="ES" fo:font-style="normal" style:text-underline-style="none" fo:font-weight="normal" style:font-name-asian="Verdana" style:font-size-asian="9.5pt" style:font-style-asian="normal" style:font-weight-asian="normal" style:font-name-complex="Verdana" style:font-size-complex="9.5pt" style:font-style-complex="normal" style:font-weight-complex="normal" style:text-emphasize="none" style:text-scale="100%"/>
    </style:style>
    <style:style style:name="P11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12" style:family="paragraph" style:parent-style-name="_5b_Párrafo_20_básico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13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" fo:font-size="10.5pt" fo:letter-spacing="-0.005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14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5.593cm"/>
        </style:tab-stops>
      </style:paragraph-properties>
      <style:text-properties fo:color="#000000" style:text-line-through-style="none" style:text-position="0% 100%" style:font-name="Verdana-Bold" fo:font-size="11pt" fo:letter-spacing="normal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15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52cm"/>
        </style:tab-stops>
      </style:paragraph-properties>
      <style:text-properties fo:color="#000000" style:text-line-through-style="none" style:text-position="0% 100%" style:font-name="Verdana-Bold" fo:font-size="11pt" fo:letter-spacing="normal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16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7.705cm"/>
        </style:tab-stops>
      </style:paragraph-properties>
      <style:text-properties fo:color="#000000" style:text-line-through-style="none" style:text-position="0% 100%" style:font-name="Verdana-Bold" fo:font-size="11pt" fo:letter-spacing="-0.004cm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17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P18" style:family="paragraph" style:parent-style-name="text-casa">
      <style:paragraph-properties fo:margin-left="0cm" fo:margin-right="0cm" fo:margin-top="0cm" fo:margin-bottom="0cm" style:line-height-at-least="0.557cm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19" style:family="paragraph" style:parent-style-name="negreta">
      <style:paragraph-properties fo:margin-left="0cm" fo:margin-right="0cm" fo:margin-top="0cm" fo:margin-bottom="0cm" style:line-height-at-least="0.704cm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P20" style:family="paragraph" style:parent-style-name="Heading_20_3">
      <style:paragraph-properties fo:margin-top="0.423cm" fo:margin-bottom="0.212cm" fo:keep-with-next="always" style:text-autospace="none"/>
    </style:style>
    <style:style style:name="P21" style:family="paragraph" style:parent-style-name="_5b_Párrafo_20_básico_5d_">
      <style:paragraph-properties style:text-autospace="none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22" style:family="paragraph" style:parent-style-name="_5b_Párrafo_20_básico_5d_" style:list-style-name="L1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T1" style:family="text">
      <style:text-properties fo:color="#0050d0" style:text-outline="false"/>
    </style:style>
    <style:style style:name="T2" style:family="text">
      <style:text-properties fo:color="#0050d0" style:text-outline="false" style:font-name="Verdana-Bold" fo:font-weight="bold" style:font-name-asian="Verdana-Bold" style:font-weight-asian="bold" style:font-name-complex="Verdana-Bold" style:font-weight-complex="bold"/>
    </style:style>
    <style:style style:name="T3" style:family="text">
      <style:text-properties fo:color="#0050d0" style:text-outline="false" style:font-name="Verdana-Bold" fo:font-size="11pt" fo:language="ca" fo:country="ES" fo:font-weight="bold" style:font-name-asian="Verdana-Bold" style:font-size-asian="11pt" style:font-weight-asian="bold" style:font-name-complex="Verdana-Bold" style:font-size-complex="11pt" style:font-weight-complex="bold"/>
    </style:style>
    <style:style style:name="T4" style:family="text">
      <style:text-properties fo:color="#0050d0" style:text-outline="false" style:text-line-through-style="none" style:text-position="0% 100%" style:font-name="Verdana-Bold" fo:font-size="11pt" fo:letter-spacing="normal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T5" style:family="text">
      <style:text-properties fo:color="#0050d0" style:text-outline="false" style:text-line-through-style="none" style:text-position="0% 100%" style:font-name="Verdana-Bold" fo:font-size="11pt" fo:letter-spacing="-0.004cm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T6" style:family="text">
      <style:text-properties fo:color="#0050d0" style:text-outline="false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T7" style:family="text">
      <style:text-properties style:font-name="Verdana" style:font-name-asian="Verdana" style:font-name-complex="Verdana"/>
    </style:style>
    <style:style style:name="T8" style:family="text">
      <style:text-properties style:font-name="Verdana" fo:font-size="11pt" fo:language="ca" fo:country="ES" style:font-name-asian="Verdana" style:font-size-asian="11pt" style:font-name-complex="Verdana" style:font-size-complex="11pt"/>
    </style:style>
    <style:style style:name="T9" style:family="text">
      <style:text-properties style:font-name="Verdana" fo:font-size="10.5pt" fo:letter-spacing="-0.004cm" fo:language="ca" fo:country="ES" style:font-name-asian="Verdana" style:font-size-asian="10.5pt" style:font-name-complex="Verdana" style:font-size-complex="10.5pt"/>
    </style:style>
    <style:style style:name="T10" style:family="text"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T11" style:family="text"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T12" style:family="text">
      <style:text-properties fo:color="#ff0000" style:text-outline="false"/>
    </style:style>
    <style:style style:name="T13" style:family="text">
      <style:text-properties fo:color="#ff0000" style:text-outline="false" style:font-name="Verdana-Bold" fo:font-size="11pt" fo:language="ca" fo:country="ES" fo:font-weight="bold" style:font-name-asian="Verdana-Bold" style:font-size-asian="11pt" style:font-weight-asian="bold" style:font-name-complex="Verdana-Bold" style:font-size-complex="11pt" style:font-weight-complex="bold"/>
    </style:style>
    <style:style style:name="T14" style:family="text">
      <style:text-properties fo:color="#ff0000" style:text-outline="false" style:text-line-through-style="none" style:text-position="0% 100%" style:font-name="Verdana-Bold" fo:font-size="11pt" fo:letter-spacing="-0.004cm" fo:language="ca" fo:country="ES" fo:font-style="normal" style:text-underline-style="none" style:font-name-asian="Verdana-Bold" style:font-size-asian="11pt" style:font-style-asian="normal" style:font-name-complex="Verdana-Bold" style:font-size-complex="11pt" style:font-style-complex="normal" style:text-emphasize="none" style:text-scale="100%"/>
    </style:style>
    <style:style style:name="T15" style:family="text">
      <style:text-properties style:font-name="Webdings" fo:font-size="12.5pt" fo:letter-spacing="-0.005cm" fo:language="ca" fo:country="ES" style:font-name-asian="Webdings" style:font-size-asian="12.5pt" style:font-name-complex="Webdings" style:font-size-complex="12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s Portitxó</text:span><text:span text:style-name="T7">, Casa-Dúplex, al costat de la platja. Un espai per somiar a Cadaqués. Es troba a només uns metres de la cala del mateix nom, a la platja gran de Cadaqués. És una casa-dúplex amb accés directe des del carrer Sant Antoni, un dels carrers amb més encant de Cadaqués. L’empedrat del terra, les buganvíl·lies en tots els seus colors i el blanc de les parets són la marca de personalitat d’aquest racó del Cadaqués autèntic.</text:span></text:p>
      <text:p text:style-name="P7"/>
      <text:p text:style-name="P9">Totalment equipat per a 9+2 persones (9 adults + 1 nen/nena + 1 bebé) amb total comoditat. El saló disposa d’un gran sofà, i diversos mobles complementaris. A través d’un gran finestral el saló té accés directe a la terrassa, amb vistes al mar i equipada amb mobiliari d’exterior. Es disposa igualment d’un aparell d’aire condicionat per a l’estiu i calefacció per a l’hivern. El saló té llar de foc i una pantalla plana de TV amb capacitat per reproduir CD i DVD i amb TDT incorporada.</text:p>
      <text:p text:style-name="P7"/>
      <text:p text:style-name="P7">El menjador té una taula modular de grans dimensions amb les corresponents cadires i la cuina, oberta, està totalment equipada amb forn, rentavaixelles, combi, microones, vitroceràmica, campana extractora i tot el petit electrodomèstic i estris de cuina necesaris (torradora, espremedora, cassoles, paelles, Nespresso, coberts, plats gots, copes, etc). La cuina té accés directe a una galeria amb la rentadora-assecadora, la caldera d’aigua calenta, el safareig i els estris de neteja domèstica.</text:p>
      <text:p text:style-name="P7"/>
      <text:p text:style-name="P18">La casa-dúplex disposa de 2 banys: un de superior amb WC, rentamans i mirall i una dutxa, i un al pis inferior que disposa igualment de WC, rentamans i mirall, una banyera i bidet. En els dos casos, els banys estan totalment equipats.</text:p>
      <text:p text:style-name="P7"/>
      <text:p text:style-name="P5"><text:span text:style-name="T3">Es Portitxó</text:span><text:span text:style-name="T8"> disposa d’una habitació doble amb armari empotrat de grans dimensions i llum natural tot el dia i d’una altra habitació amb un llit doble, dos llits individuals i un sofà-llit de dues places. Igualment, es disposa d’un llit petit per a nen/nena i d’un bressol per a bebé. Aquesta habitació té sortida a una terrassa privada, sistema de ventilació propi i dos armaris empotrats.</text:span></text:p>
      <text:p text:style-name="P7"/>
      <text:p text:style-name="P3"><text:span text:style-name="T4">Es Portitxó</text:span><text:span text:style-name="T10"> té llum natural durant tot el dia, davant i darrere, i està orientat al sud. La immillorable ubicació dins de Cadaqués en una zona extraordinàriament tranquil·la i molt propera a la platja i al passeig de Cadaqués fan de Es Portitxó un espai únic per a les vostres estàncies a Cadaqués.</text:span></text:p>
      <text:p text:style-name="P21"/>
      <text:p text:style-name="P21"/>
      <text:p text:style-name="P1"><text:span text:style-name="T13">Tarifes Es Portitxó </text:span><text:span text:style-name="es-portitxo-blau">| Es Portitxó</text:span></text:p>
      <text:p text:style-name="P14"/>
      <text:p text:style-name="P15"><text:s text:c="2"/>Juny 1a quinzena:<text:tab/>700 euros/setmana</text:p>
      <text:p text:style-name="P15"><text:s text:c="2"/>Juny 2a quinzena:<text:tab/>950 euros/setmana</text:p>
      <text:p text:style-name="P15"><text:s text:c="2"/>Juliol:<text:tab/>1.260 euros/setmana</text:p>
      <text:p text:style-name="P15"><text:s text:c="2"/>Agost:<text:tab/>1.950 euros/setmana</text:p>
      <text:p text:style-name="P15"><text:s text:c="2"/>Setembre 1a quinzena:<text:tab/>950 euros/setmana</text:p>
      <text:p text:style-name="P15"><text:s text:c="2"/>Setembre 2a quinzena:<text:tab/>700 euros/setmana</text:p>
      <text:p text:style-name="P15"><text:s text:c="2"/>Nadal (22/12 - 26/12):<text:tab/>650 euros</text:p>
      <text:p text:style-name="P15"><text:soft-page-break/><text:s text:c="2"/>Cap d’Any (29/12 - 01/01):<text:tab/>750 euros</text:p>
      <text:p text:style-name="P15"><text:s text:c="2"/>Resta de l’any (octubre-maig):<text:tab/>550 euros/setmana</text:p>
      <text:p text:style-name="P15"><text:s text:c="2"/>Cap de setmana (octubre-maig):<text:tab/>400 euros</text:p>
      <text:p text:style-name="P15"><text:s text:c="2"/>Estades llargues d’octubre a maig:<text:tab/>1.550 euros/mes (*)</text:p>
      <text:p text:style-name="P10"><text:s text:c="2"/>(*) per a estades superiors a 3 mesos</text:p>
      <text:p text:style-name="P21"/>
      <text:p text:style-name="P21"/>
      <text:p text:style-name="P2"><text:span text:style-name="T12">Serveis opcionals</text:span><text:span text:style-name="T1"> | Es Portitxó</text:span></text:p>
      <text:p text:style-name="P16"/>
      <text:p text:style-name="P17">Roba blanca:</text:p>
      <text:p text:style-name="P11">Cada joc individual inclou: roba llit, manta, tovallola gran i petita, per a cada llit: vànova, per a cada bany: estora bany i paper higiènic.</text:p>
      <text:p text:style-name="P17">Preu: 10,00 euros/persona.</text:p>
      <text:p text:style-name="P11"/>
      <text:p text:style-name="P17">Neteja:</text:p>
      <text:p text:style-name="P13">Servei de neteja final “Es Portitxó” (interior, habitacions, terrasses, banys i cuina)</text:p>
      <text:p text:style-name="P17">Preu: 120,00 euros.</text:p>
      <text:p text:style-name="P19">En els casos d’incumpliment dels horaris d’entrada o de sortida s’aplicaran els següents recàrrecs:</text:p>
      <text:p text:style-name="P11"/>
      <text:p text:style-name="P6"><text:span text:style-name="T15">4</text:span><text:span text:style-name="T9">Horari d’entrada entre les 16:00h i les 20:00h, recàrrec de 50 euros. </text:span><text:span text:style-name="text-serveis">Horari</text:span><text:span text:style-name="T9"> d’entrada entre les 20:00h i les 24:00h, recàrrec de 100 euros.</text:span></text:p>
      <text:p text:style-name="P11">No s’accepten entrades en horari superior a les 24:00h.</text:p>
      <text:p text:style-name="P11"/>
      <text:p text:style-name="P6"><text:span text:style-name="T15">4</text:span><text:span text:style-name="T9">Horari de sortida entre les 11:00h i les 13:00h, recàrrec de 50 euros.</text:span></text:p>
      <text:p text:style-name="P11">No s’accepten sortides en horari superior a les 13:00h.</text:p>
      <text:p text:style-name="P11"/>
      <text:p text:style-name="P3"><text:span text:style-name="T11">Durant l’estada a </text:span><text:span text:style-name="T6">Es Portitxó</text:span><text:span text:style-name="T11"> el client podrà sol·licitar directament qualsevol servei extra que necessiti i s’intentarà donar resposta, segons les possibilitats de cada moment. En aquest cas es podran facturar els costos de desplaçament, segons cada horari, així com els materials utilitzats. </text:span></text:p>
      <text:p text:style-name="P21"/>
      <text:p text:style-name="P21"/>
      <text:h text:style-name="P20" text:outline-level="3"><text:span text:style-name="Strong_20_Emphasis"><text:span text:style-name="T14">Condicions de contractació</text:span></text:span><text:span text:style-name="Strong_20_Emphasis"><text:span text:style-name="T5"> | Es Portitxó<text:line-break/></text:span></text:span></text:h>
      <text:list xml:id="list3615823200349518961" text:style-name="L1">
        <text:list-header>
          <text:p text:style-name="P22">- L'entrada es farà a les 16:00h i la sortida es farà a les 11:00 h dels dies acordats.<text:line-break/>- S'abonarà el 40 % del total al formalitzar la reserva i el 60 % restant, en efectiu, al lliurar les claus.<text:line-break/>- Els consums d'electricitat i aigua són inclosos al preu del lloguer.<text:line-break/>- Hi ha una fiança legal de 450 €, a retornar en lliurar les claus.</text:p>
        </text:list-header>
      </text:list>
      <text:p text:style-name="P12"/>
      <text:p text:style-name="P12"/>
      <text:p text:style-name="P12"/>
      <text:p text:style-name="P8">© esportitxo.cat | Tots els drets reservats | Avís legal | Disseny web</text:p>
      <text:p text:style-name="P1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MinionPro-Regular" svg:font-family="MinionPro-Regular"/>
    <style:font-face style:name="OpenSymbol" svg:font-family="OpenSymbol"/>
    <style:font-face style:name="Tahoma1" svg:font-family="Tahoma"/>
    <style:font-face style:name="Verdana-Bold" svg:font-family="Verdana-Bold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b_Ningún_20_estilo_20_de_20_párrafo_5d_" style:display-name="[Ningún estilo de párrafo]" style:family="paragraph">
      <style:paragraph-properties fo:margin="100%"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_5b_Párrafo_20_básico_5d_" style:display-name="[Párrafo básico]" style:family="paragraph" style:parent-style-name="_5b_Ningún_20_estilo_20_de_20_párrafo_5d_"/>
    <style:style style:name="text-casa" style:family="paragraph" style:parent-style-name="_5b_Ningún_20_estilo_20_de_20_párrafo_5d_">
      <style:paragraph-properties style:line-height-at-least="0.557cm" fo:text-align="justify" style:justify-single-word="false"/>
      <style:text-properties style:font-name="Verdana" fo:font-size="11pt" fo:language="ca" fo:country="ES" style:font-name-asian="Verdana" style:font-size-asian="11pt" style:font-name-complex="Verdana" style:font-size-complex="11pt"/>
    </style:style>
    <style:style style:name="negreta" style:family="paragraph" style:parent-style-name="_5b_Ningún_20_estilo_20_de_20_párrafo_5d_">
      <style:paragraph-properties style:line-height-at-least="0.704cm" fo:text-align="justify" style:justify-single-word="false">
        <style:tab-stops>
          <style:tab-stop style:position="8.149cm"/>
        </style:tab-stops>
      </style:paragraph-properties>
      <style:text-properties style:font-name="Verdana-Bold" fo:font-size="10.5pt" fo:letter-spacing="-0.004cm" fo:language="ca" fo:country="ES" fo:font-weight="bold" style:font-name-asian="Verdana-Bold" style:font-size-asian="10.5pt" style:font-weight-asian="bold" style:font-name-complex="Verdana-Bold" style:font-size-complex="10.5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es-portitxo-blau" style:family="text">
      <style:text-properties fo:color="#0050d0" style:text-outline="false" style:font-name="Verdana-Bold" fo:font-size="11pt" fo:language="ca" fo:country="ES" fo:font-style="normal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/>
    </style:style>
    <style:style style:name="text-serveis" style:family="text">
      <style:text-properties style:font-name="Verdana" fo:font-size="10.5pt" fo:letter-spacing="-0.004cm" fo:language="ca" fo:country="ES" style:font-name-asian="Verdana" style:font-size-asian="10.5pt" style:font-name-complex="Verdana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Simó</meta:initial-creator>
    <meta:creation-date>2012-10-17T11:41:33</meta:creation-date>
    <dc:date>2012-10-17T11:46:10</dc:date>
    <dc:creator>Xavi Simó</dc:creator>
    <meta:editing-duration>PT00H04M42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2" meta:paragraph-count="35" meta:word-count="721" meta:character-count="4322"/>
  </office:meta>
</office:document-meta>
</file>